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5.782cm" fo:min-width="5.533cm"/>
      <style:paragraph-properties style:writing-mode="lr-tb"/>
    </style:style>
    <style:style style:name="gr2" style:family="graphic" style:parent-style-name="standard">
      <style:graphic-properties draw:fill-color="#f7d1d5" draw:textarea-horizontal-align="justify" draw:textarea-vertical-align="middle" draw:auto-grow-height="false" fo:min-height="1.338cm" fo:min-width="1.92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top" draw:auto-grow-height="false" fo:min-height="5.147cm" fo:min-width="6.168cm"/>
      <style:paragraph-properties style:writing-mode="lr-tb"/>
    </style:style>
    <style:style style:name="gr4" style:family="graphic" style:parent-style-name="standard">
      <style:graphic-properties draw:fill-color="#bf819e" draw:textarea-horizontal-align="justify" draw:textarea-vertical-align="middle" draw:auto-grow-height="false" fo:min-height="0.743cm" fo:min-width="1.4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color="#1c1c1c" draw:marker-end="Arrowheads_20_1" draw:marker-end-width="0.3cm" draw:fill="none" draw:textarea-vertical-align="middle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1.097cm" fo:min-width="0.847cm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f7d1d5"/>
      <style:paragraph-properties fo:text-align="center"/>
    </style:style>
    <style:style style:name="P4" style:family="paragraph">
      <loext:graphic-properties draw:fill-color="#bf819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8f2a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33cm" svg:height="6.032cm" svg:x="8.302cm" svg:y="4.493cm">
          <text:p text:style-name="P1">Network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39cm" svg:height="3.175cm" svg:x="8.937cm" svg:y="6.338cm">
          <text:p text:style-name="P1">Web</text:p>
          <text:p text:style-name="P1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6.668cm" svg:height="5.397cm" svg:x="19.097cm" svg:y="4.81cm">
          <text:p text:style-name="P1">Network 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588cm" svg:x="21.637cm" svg:y="7.11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7.11cm" svg:height="4.517cm" svg:x="8.302cm" svg:y="11.16cm">
          <draw:text-box>
            <text:p>Public access.</text:p>
            <text:p>HTTP and HTTPS only.</text:p>
            <text:p/>
            <text:p>Private access:</text:p>
            <text:p>All ports, </text:p>
            <text:p>from select Ips only.</text:p>
          </draw:text-box>
        </draw:frame>
        <draw:frame draw:style-name="gr5" draw:text-style-name="P5" draw:layer="layout" svg:width="6.492cm" svg:height="1.673cm" svg:x="18.972cm" svg:y="11.16cm">
          <draw:text-box>
            <text:p>Private access.</text:p>
            <text:p>Only from ‘network-1’</text:p>
          </draw:text-box>
        </draw:frame>
        <draw:line draw:style-name="gr6" draw:text-style-name="P6" draw:layer="layout" svg:x1="14.017cm" svg:y1="7.985cm" svg:x2="21.637cm" svg:y2="7.985cm">
          <text:p/>
        </draw:line>
        <draw:custom-shape draw:style-name="gr7" draw:text-style-name="P7" draw:layer="layout" svg:width="1.905cm" svg:height="1.905cm" svg:x="1.635cm" svg:y="6.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6" draw:layer="layout" svg:x1="3.54cm" svg:y1="7.985cm" svg:x2="8.937cm" svg:y2="7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4T16:30:40.475438044</meta:creation-date>
    <dc:date>2023-03-14T16:37:58.957323391</dc:date>
    <meta:editing-duration>PT7M19S</meta:editing-duration>
    <meta:editing-cycles>1</meta:editing-cycles>
    <meta:document-statistic meta:object-count="9"/>
    <meta:generator>LibreOffice/7.3.7.2$Linux_X86_64 LibreOffice_project/30$Build-2</meta:generator>
  </office:meta>
</office:document-meta>
</file>